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_driver_CT4872.c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_driver_CT4872.h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id_helper.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id_helper.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tl.c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ining</text:p>
          </table:table-cell>
          <table:table-cell table:style-name="ce6" table:formula="of:=COUNT([.B2:.B6])-SUM([.B2:.B6]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ldd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e control without ioctl</text:p>
          </table:table-cell>
          <table:table-cell office:value-type="float" office:value="12" calcext:value-type="float">
            <text:p>12</text:p>
          </table:table-cell>
        </table:table-row>
        <calcext:conditional-formats>
          <calcext:conditional-format calcext:target-range-address="Sheet1.B2:Sheet1.B2">
            <calcext:color-scale>
              <calcext:color-scale-entry calcext:value="0" calcext:type="number" calcext:color="#ffa6a6"/>
              <calcext:color-scale-entry calcext:value="0.5" calcext:type="number" calcext:color="#ffffa6"/>
              <calcext:color-scale-entry calcext:value="1" calcext:type="number" calcext:color="#d4ea6b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a6a6"/>
              <calcext:color-scale-entry calcext:value="0.5" calcext:type="number" calcext:color="#ffffa6"/>
              <calcext:color-scale-entry calcext:value="1" calcext:type="number" calcext:color="#d4ea6b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a6a6"/>
              <calcext:color-scale-entry calcext:value="0.5" calcext:type="number" calcext:color="#ffffa6"/>
              <calcext:color-scale-entry calcext:value="1" calcext:type="number" calcext:color="#d4ea6b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a6a6"/>
              <calcext:color-scale-entry calcext:value="0.5" calcext:type="number" calcext:color="#ffffa6"/>
              <calcext:color-scale-entry calcext:value="1" calcext:type="number" calcext:color="#d4ea6b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a6a6"/>
              <calcext:color-scale-entry calcext:value="0.5" calcext:type="number" calcext:color="#ffffa6"/>
              <calcext:color-scale-entry calcext:value="1" calcext:type="number" calcext:color="#d4ea6b"/>
            </calcext:color-scale>
          </calcext:conditional-format>
          <calcext:conditional-format calcext:target-range-address="Sheet1.B7:Sheet1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6:29:10.108299432</meta:creation-date>
    <meta:generator>LibreOffice/7.3.7.2$Linux_X86_64 LibreOffice_project/30$Build-2</meta:generator>
    <dc:date>2023-05-08T19:43:27.083642847</dc:date>
    <meta:editing-duration>PT15H17M7S</meta:editing-duration>
    <meta:editing-cycles>11</meta:editing-cycles>
    <meta:document-statistic meta:table-count="1" meta:cell-count="22" meta:object-count="0"/>
  </office:meta>
</office:document-meta>
</file>